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11in"/>
    </style:style>
    <style:style style:name="co3" style:family="table-column">
      <style:table-column-properties fo:break-before="auto" style:column-width="1.2965in"/>
    </style:style>
    <style:style style:name="co4" style:family="table-column">
      <style:table-column-properties fo:break-before="auto" style:column-width="1.2772in"/>
    </style:style>
    <style:style style:name="co5" style:family="table-column">
      <style:table-column-properties fo:break-before="auto" style:column-width="1.4327in"/>
    </style:style>
    <style:style style:name="co6" style:family="table-column">
      <style:table-column-properties fo:break-before="auto" style:column-width="1.4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sync" table:style-name="ta1">
        <table:table-column table:style-name="co1" table:number-columns-repeated="6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float" office:value="514206" calcext:value-type="float">
            <text:p>514206</text:p>
          </table:table-cell>
          <table:table-cell/>
          <table:table-cell table:style-name="ce6"/>
          <table:table-cell table:number-columns-repeated="5"/>
          <table:table-cell office:value-type="string" calcext:value-type="string">
            <text:p>forkjoin chunk light</text:p>
          </table:table-cell>
          <table:table-cell office:value-type="string" calcext:value-type="string">
            <text:p>forkjoin cyclic light</text:p>
          </table:table-cell>
          <table:table-cell office:value-type="string" calcext:value-type="string">
            <text:p>forkjoin chunk heavy</text:p>
          </table:table-cell>
          <table:table-cell office:value-type="string" calcext:value-type="string">
            <text:p>forkjoin cyclic heavy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float" office:value="516908" calcext:value-type="float">
            <text:p>51690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[.G21]" office:value-type="float" office:value="515993" calcext:value-type="float">
            <text:p>515993</text:p>
          </table:table-cell>
          <table:table-cell table:formula="of:=[.G76]" office:value-type="float" office:value="515922" calcext:value-type="float">
            <text:p>515922</text:p>
          </table:table-cell>
          <table:table-cell table:formula="of:=[.G142]" office:value-type="float" office:value="10027377" calcext:value-type="float">
            <text:p>10027377</text:p>
          </table:table-cell>
          <table:table-cell table:formula="of:=[.G197]" office:value-type="float" office:value="10032166" calcext:value-type="float">
            <text:p>10032166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float" office:value="513518" calcext:value-type="float">
            <text:p>51351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[.G32]" office:value-type="float" office:value="260525" calcext:value-type="float">
            <text:p>260525</text:p>
          </table:table-cell>
          <table:table-cell table:formula="of:=[.G87]" office:value-type="float" office:value="260319" calcext:value-type="float">
            <text:p>260319</text:p>
          </table:table-cell>
          <table:table-cell table:formula="of:=[.G153]" office:value-type="float" office:value="5017749" calcext:value-type="float">
            <text:p>5017749</text:p>
          </table:table-cell>
          <table:table-cell table:formula="of:=[.G208]" office:value-type="float" office:value="5016838" calcext:value-type="float">
            <text:p>5016838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float" office:value="517369" calcext:value-type="float">
            <text:p>517369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[.G43]" office:value-type="float" office:value="129883" calcext:value-type="float">
            <text:p>129883</text:p>
          </table:table-cell>
          <table:table-cell table:formula="of:=[.G98]" office:value-type="float" office:value="130129" calcext:value-type="float">
            <text:p>130129</text:p>
          </table:table-cell>
          <table:table-cell table:formula="of:=[.G164]" office:value-type="float" office:value="2511478" calcext:value-type="float">
            <text:p>2511478</text:p>
          </table:table-cell>
          <table:table-cell table:formula="of:=[.G219]" office:value-type="float" office:value="2510345" calcext:value-type="float">
            <text:p>2510345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float" office:value="521402" calcext:value-type="float">
            <text:p>52140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G54]" office:value-type="float" office:value="67264" calcext:value-type="float">
            <text:p>67264</text:p>
          </table:table-cell>
          <table:table-cell table:formula="of:=[.G109]" office:value-type="float" office:value="66513" calcext:value-type="float">
            <text:p>66513</text:p>
          </table:table-cell>
          <table:table-cell table:formula="of:=[.G175]" office:value-type="float" office:value="1259605" calcext:value-type="float">
            <text:p>1259605</text:p>
          </table:table-cell>
          <table:table-cell table:formula="of:=[.G230]" office:value-type="float" office:value="1258206" calcext:value-type="float">
            <text:p>1258206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float" office:value="512719" calcext:value-type="float">
            <text:p>512719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formula="of:=[.G65]" office:value-type="float" office:value="47991" calcext:value-type="float">
            <text:p>47991</text:p>
          </table:table-cell>
          <table:table-cell table:formula="of:=[.G120]" office:value-type="float" office:value="48633" calcext:value-type="float">
            <text:p>48633</text:p>
          </table:table-cell>
          <table:table-cell table:formula="of:=[.G186]" office:value-type="float" office:value="658233" calcext:value-type="float">
            <text:p>658233</text:p>
          </table:table-cell>
          <table:table-cell table:formula="of:=[.G241]" office:value-type="float" office:value="659138" calcext:value-type="float">
            <text:p>659138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float" office:value="526120" calcext:value-type="float">
            <text:p>526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float" office:value="512737" calcext:value-type="float">
            <text:p>5127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float" office:value="517932" calcext:value-type="float">
            <text:p>5179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float" office:value="515330" calcext:value-type="float">
            <text:p>515330</text:p>
          </table:table-cell>
          <table:table-cell table:formula="of:=ROUND(AVERAGE([.F1:.F10]))" office:value-type="float" office:value="516824" calcext:value-type="float">
            <text:p>516824</text:p>
          </table:table-cell>
          <table:table-cell/>
          <table:table-cell office:value-type="string" calcext:value-type="string">
            <text:p>sequential</text:p>
          </table:table-cell>
          <table:table-cell office:value-type="string" calcext:value-type="string">
            <text:p>light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5829" calcext:value-type="float">
            <text:p>5158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6136" calcext:value-type="float">
            <text:p>5161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3766" calcext:value-type="float">
            <text:p>5137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7175" calcext:value-type="float">
            <text:p>5171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7550" calcext:value-type="float">
            <text:p>5175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8218" calcext:value-type="float">
            <text:p>5182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5103" calcext:value-type="float">
            <text:p>5151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4813" calcext:value-type="float">
            <text:p>5148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5027" calcext:value-type="float">
            <text:p>5150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6312" calcext:value-type="float">
            <text:p>516312</text:p>
          </table:table-cell>
          <table:table-cell table:formula="of:=ROUND(AVERAGE([.F12:.F21]))" office:value-type="float" office:value="515993" calcext:value-type="float">
            <text:p>515993</text:p>
          </table:table-cell>
          <table:table-cell/>
          <table:table-cell office:value-type="string" calcext:value-type="string">
            <text:p>forkjoin</text:p>
          </table:table-cell>
          <table:table-cell/>
          <table:table-cell office:value-type="string" calcext:value-type="string">
            <text:p>chun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9867" calcext:value-type="float">
            <text:p>2598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63523" calcext:value-type="float">
            <text:p>2635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7219" calcext:value-type="float">
            <text:p>2572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7376" calcext:value-type="float">
            <text:p>2573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64415" calcext:value-type="float">
            <text:p>264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9306" calcext:value-type="float">
            <text:p>2593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9933" calcext:value-type="float">
            <text:p>2599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61970" calcext:value-type="float">
            <text:p>2619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63034" calcext:value-type="float">
            <text:p>2630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8611" calcext:value-type="float">
            <text:p>258611</text:p>
          </table:table-cell>
          <table:table-cell table:formula="of:=ROUND(AVERAGE([.F23:.F32]))" office:value-type="float" office:value="260525" calcext:value-type="float">
            <text:p>26052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30115" calcext:value-type="float">
            <text:p>1301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30435" calcext:value-type="float">
            <text:p>1304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874" calcext:value-type="float">
            <text:p>1298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990" calcext:value-type="float">
            <text:p>1299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30193" calcext:value-type="float">
            <text:p>1301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8822" calcext:value-type="float">
            <text:p>1288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676" calcext:value-type="float">
            <text:p>1296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229" calcext:value-type="float">
            <text:p>129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588" calcext:value-type="float">
            <text:p>1295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30905" calcext:value-type="float">
            <text:p>130905</text:p>
          </table:table-cell>
          <table:table-cell table:formula="of:=ROUND(AVERAGE([.F34:.F43]))" office:value-type="float" office:value="129883" calcext:value-type="float">
            <text:p>12988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70955" calcext:value-type="float">
            <text:p>709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6340" calcext:value-type="float">
            <text:p>663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730" calcext:value-type="float">
            <text:p>657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308" calcext:value-type="float">
            <text:p>653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72367" calcext:value-type="float">
            <text:p>723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6662" calcext:value-type="float">
            <text:p>666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4981" calcext:value-type="float">
            <text:p>649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090" calcext:value-type="float">
            <text:p>650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9901" calcext:value-type="float">
            <text:p>699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307" calcext:value-type="float">
            <text:p>65307</text:p>
          </table:table-cell>
          <table:table-cell table:formula="of:=ROUND(AVERAGE([.F45:.F54]))" office:value-type="float" office:value="67264" calcext:value-type="float">
            <text:p>6726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40437" calcext:value-type="float">
            <text:p>404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51020" calcext:value-type="float">
            <text:p>510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53275" calcext:value-type="float">
            <text:p>532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49579" calcext:value-type="float">
            <text:p>495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49516" calcext:value-type="float">
            <text:p>495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50038" calcext:value-type="float">
            <text:p>500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34223" calcext:value-type="float">
            <text:p>342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51739" calcext:value-type="float">
            <text:p>51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42807" calcext:value-type="float">
            <text:p>428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57279" calcext:value-type="float">
            <text:p>57279</text:p>
          </table:table-cell>
          <table:table-cell table:formula="of:=ROUND(AVERAGE([.F56:.F65]))" office:value-type="float" office:value="47991" calcext:value-type="float">
            <text:p>47991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4558" calcext:value-type="float">
            <text:p>5145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3929" calcext:value-type="float">
            <text:p>5139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4638" calcext:value-type="float">
            <text:p>5146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5243" calcext:value-type="float">
            <text:p>5152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6836" calcext:value-type="float">
            <text:p>5168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4822" calcext:value-type="float">
            <text:p>5148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4217" calcext:value-type="float">
            <text:p>5142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4672" calcext:value-type="float">
            <text:p>5146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22496" calcext:value-type="float">
            <text:p>522496</text:p>
          </table:table-cell>
          <table:table-cell table:number-columns-repeated="4"/>
          <table:table-cell office:value-type="string" calcext:value-type="string">
            <text:p>cycli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7806" calcext:value-type="float">
            <text:p>517806</text:p>
          </table:table-cell>
          <table:table-cell table:formula="of:=ROUND(AVERAGE([.F67:.F76]))" office:value-type="float" office:value="515922" calcext:value-type="float">
            <text:p>515922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9871" calcext:value-type="float">
            <text:p>2598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9070" calcext:value-type="float">
            <text:p>2590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60407" calcext:value-type="float">
            <text:p>2604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61303" calcext:value-type="float">
            <text:p>2613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9617" calcext:value-type="float">
            <text:p>2596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7974" calcext:value-type="float">
            <text:p>2579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62061" calcext:value-type="float">
            <text:p>2620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61014" calcext:value-type="float">
            <text:p>2610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61050" calcext:value-type="float">
            <text:p>2610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60822" calcext:value-type="float">
            <text:p>260822</text:p>
          </table:table-cell>
          <table:table-cell table:formula="of:=ROUND(AVERAGE([.F78:.F87]))" office:value-type="float" office:value="260319" calcext:value-type="float">
            <text:p>260319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30122" calcext:value-type="float">
            <text:p>1301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677" calcext:value-type="float">
            <text:p>1296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30153" calcext:value-type="float">
            <text:p>1301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30221" calcext:value-type="float">
            <text:p>1302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775" calcext:value-type="float">
            <text:p>1297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30273" calcext:value-type="float">
            <text:p>1302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30222" calcext:value-type="float">
            <text:p>1302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30811" calcext:value-type="float">
            <text:p>1308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30511" calcext:value-type="float">
            <text:p>13051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520" calcext:value-type="float">
            <text:p>129520</text:p>
          </table:table-cell>
          <table:table-cell table:formula="of:=ROUND(AVERAGE([.F89:.F98]))" office:value-type="float" office:value="130129" calcext:value-type="float">
            <text:p>130129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6311" calcext:value-type="float">
            <text:p>663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602" calcext:value-type="float">
            <text:p>656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6386" calcext:value-type="float">
            <text:p>663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6064" calcext:value-type="float">
            <text:p>660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530" calcext:value-type="float">
            <text:p>655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7402" calcext:value-type="float">
            <text:p>674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9164" calcext:value-type="float">
            <text:p>691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741" calcext:value-type="float">
            <text:p>657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7291" calcext:value-type="float">
            <text:p>672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638" calcext:value-type="float">
            <text:p>65638</text:p>
          </table:table-cell>
          <table:table-cell table:formula="of:=ROUND(AVERAGE([.F100:.F109]))" office:value-type="float" office:value="66513" calcext:value-type="float">
            <text:p>6651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40876" calcext:value-type="float">
            <text:p>408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39347" calcext:value-type="float">
            <text:p>393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47568" calcext:value-type="float">
            <text:p>475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49037" calcext:value-type="float">
            <text:p>490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59932" calcext:value-type="float">
            <text:p>599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50319" calcext:value-type="float">
            <text:p>503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49564" calcext:value-type="float">
            <text:p>495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49782" calcext:value-type="float">
            <text:p>497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49597" calcext:value-type="float">
            <text:p>49597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50307" calcext:value-type="float">
            <text:p>50307</text:p>
          </table:table-cell>
          <table:table-cell table:formula="of:=ROUND(AVERAGE([.F111:.F120]))" office:value-type="float" office:value="48633" calcext:value-type="float">
            <text:p>4863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heavy</text:p>
          </table:table-cell>
          <table:table-cell/>
          <table:table-cell office:value-type="float" office:value="10035713" calcext:value-type="float">
            <text:p>100357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heavy</text:p>
          </table:table-cell>
          <table:table-cell/>
          <table:table-cell office:value-type="float" office:value="10019796" calcext:value-type="float">
            <text:p>100197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heavy</text:p>
          </table:table-cell>
          <table:table-cell/>
          <table:table-cell office:value-type="float" office:value="10033255" calcext:value-type="float">
            <text:p>100332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heavy</text:p>
          </table:table-cell>
          <table:table-cell/>
          <table:table-cell office:value-type="float" office:value="10031293" calcext:value-type="float">
            <text:p>100312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heavy</text:p>
          </table:table-cell>
          <table:table-cell/>
          <table:table-cell office:value-type="float" office:value="10029403" calcext:value-type="float">
            <text:p>100294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heavy</text:p>
          </table:table-cell>
          <table:table-cell/>
          <table:table-cell office:value-type="float" office:value="10023392" calcext:value-type="float">
            <text:p>100233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heavy</text:p>
          </table:table-cell>
          <table:table-cell/>
          <table:table-cell office:value-type="float" office:value="10033744" calcext:value-type="float">
            <text:p>10033744</text:p>
          </table:table-cell>
          <table:table-cell table:number-columns-repeated="2"/>
          <table:table-cell office:value-type="string" calcext:value-type="string">
            <text:p>sequential</text:p>
          </table:table-cell>
          <table:table-cell office:value-type="string" calcext:value-type="string">
            <text:p>heav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heavy</text:p>
          </table:table-cell>
          <table:table-cell/>
          <table:table-cell office:value-type="float" office:value="10023616" calcext:value-type="float">
            <text:p>100236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heavy</text:p>
          </table:table-cell>
          <table:table-cell/>
          <table:table-cell office:value-type="float" office:value="10025862" calcext:value-type="float">
            <text:p>100258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heavy</text:p>
          </table:table-cell>
          <table:table-cell/>
          <table:table-cell office:value-type="float" office:value="10031339" calcext:value-type="float">
            <text:p>10031339</text:p>
          </table:table-cell>
          <table:table-cell table:formula="of:=ROUND(AVERAGE([.F122:.F131]))" office:value-type="float" office:value="10028741" calcext:value-type="float">
            <text:p>10028741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27325" calcext:value-type="float">
            <text:p>100273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27902" calcext:value-type="float">
            <text:p>100279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34238" calcext:value-type="float">
            <text:p>100342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27261" calcext:value-type="float">
            <text:p>100272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25161" calcext:value-type="float">
            <text:p>100251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33182" calcext:value-type="float">
            <text:p>100331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23844" calcext:value-type="float">
            <text:p>10023844</text:p>
          </table:table-cell>
          <table:table-cell table:number-columns-repeated="2"/>
          <table:table-cell office:value-type="string" calcext:value-type="string">
            <text:p>parallel</text:p>
          </table:table-cell>
          <table:table-cell/>
          <table:table-cell office:value-type="string" calcext:value-type="string">
            <text:p>chun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22530" calcext:value-type="float">
            <text:p>100225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30771" calcext:value-type="float">
            <text:p>100307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21554" calcext:value-type="float">
            <text:p>10021554</text:p>
          </table:table-cell>
          <table:table-cell table:formula="of:=ROUND(AVERAGE([.F133:.F142]))" office:value-type="float" office:value="10027377" calcext:value-type="float">
            <text:p>10027377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8629" calcext:value-type="float">
            <text:p>50186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6997" calcext:value-type="float">
            <text:p>5016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2965" calcext:value-type="float">
            <text:p>50129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22171" calcext:value-type="float">
            <text:p>50221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8301" calcext:value-type="float">
            <text:p>50183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4575" calcext:value-type="float">
            <text:p>50145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4074" calcext:value-type="float">
            <text:p>501407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3884" calcext:value-type="float">
            <text:p>50138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27377" calcext:value-type="float">
            <text:p>50273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8513" calcext:value-type="float">
            <text:p>5018513</text:p>
          </table:table-cell>
          <table:table-cell table:formula="of:=ROUND(AVERAGE([.F144:.F153]))" office:value-type="float" office:value="5017749" calcext:value-type="float">
            <text:p>5017749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12780" calcext:value-type="float">
            <text:p>25127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08702" calcext:value-type="float">
            <text:p>25087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12149" calcext:value-type="float">
            <text:p>25121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18080" calcext:value-type="float">
            <text:p>25180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06787" calcext:value-type="float">
            <text:p>25067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09453" calcext:value-type="float">
            <text:p>25094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13050" calcext:value-type="float">
            <text:p>25130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07494" calcext:value-type="float">
            <text:p>25074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06655" calcext:value-type="float">
            <text:p>25066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19630" calcext:value-type="float">
            <text:p>2519630</text:p>
          </table:table-cell>
          <table:table-cell table:formula="of:=ROUND(AVERAGE([.F155:.F164]))" office:value-type="float" office:value="2511478" calcext:value-type="float">
            <text:p>2511478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7993" calcext:value-type="float">
            <text:p>12579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9572" calcext:value-type="float">
            <text:p>12595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7050" calcext:value-type="float">
            <text:p>12570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61518" calcext:value-type="float">
            <text:p>12615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61308" calcext:value-type="float">
            <text:p>12613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9177" calcext:value-type="float">
            <text:p>12591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6810" calcext:value-type="float">
            <text:p>12568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69504" calcext:value-type="float">
            <text:p>12695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7960" calcext:value-type="float">
            <text:p>12579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5155" calcext:value-type="float">
            <text:p>1255155</text:p>
          </table:table-cell>
          <table:table-cell table:formula="of:=ROUND(AVERAGE([.F166:.F175]))" office:value-type="float" office:value="1259605" calcext:value-type="float">
            <text:p>125960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48825" calcext:value-type="float">
            <text:p>6488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74966" calcext:value-type="float">
            <text:p>6749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54282" calcext:value-type="float">
            <text:p>6542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43178" calcext:value-type="float">
            <text:p>6431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60660" calcext:value-type="float">
            <text:p>6606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66324" calcext:value-type="float">
            <text:p>666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53632" calcext:value-type="float">
            <text:p>65363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75738" calcext:value-type="float">
            <text:p>6757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51970" calcext:value-type="float">
            <text:p>6519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52759" calcext:value-type="float">
            <text:p>652759</text:p>
          </table:table-cell>
          <table:table-cell table:formula="of:=ROUND(AVERAGE([.F177:.F186]))" office:value-type="float" office:value="658233" calcext:value-type="float">
            <text:p>65823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37268" calcext:value-type="float">
            <text:p>100372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31132" calcext:value-type="float">
            <text:p>100311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31836" calcext:value-type="float">
            <text:p>100318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40764" calcext:value-type="float">
            <text:p>100407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24469" calcext:value-type="float">
            <text:p>100244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36225" calcext:value-type="float">
            <text:p>10036225</text:p>
          </table:table-cell>
          <table:table-cell table:number-columns-repeated="4"/>
          <table:table-cell office:value-type="string" calcext:value-type="string">
            <text:p>cycli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24701" calcext:value-type="float">
            <text:p>100247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41613" calcext:value-type="float">
            <text:p>100416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21821" calcext:value-type="float">
            <text:p>10021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31835" calcext:value-type="float">
            <text:p>10031835</text:p>
          </table:table-cell>
          <table:table-cell table:formula="of:=ROUND(AVERAGE([.F188:.F197]))" office:value-type="float" office:value="10032166" calcext:value-type="float">
            <text:p>10032166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3839" calcext:value-type="float">
            <text:p>50138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6464" calcext:value-type="float">
            <text:p>50164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6452" calcext:value-type="float">
            <text:p>50164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20876" calcext:value-type="float">
            <text:p>50208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5674" calcext:value-type="float">
            <text:p>50156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7694" calcext:value-type="float">
            <text:p>501769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7439" calcext:value-type="float">
            <text:p>50174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4968" calcext:value-type="float">
            <text:p>50149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7506" calcext:value-type="float">
            <text:p>50175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7464" calcext:value-type="float">
            <text:p>5017464</text:p>
          </table:table-cell>
          <table:table-cell table:formula="of:=ROUND(AVERAGE([.F199:.F208]))" office:value-type="float" office:value="5016838" calcext:value-type="float">
            <text:p>5016838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08327" calcext:value-type="float">
            <text:p>25083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06859" calcext:value-type="float">
            <text:p>25068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06295" calcext:value-type="float">
            <text:p>25062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19815" calcext:value-type="float">
            <text:p>25198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11884" calcext:value-type="float">
            <text:p>25118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10907" calcext:value-type="float">
            <text:p>251090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11326" calcext:value-type="float">
            <text:p>25113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08969" calcext:value-type="float">
            <text:p>25089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11204" calcext:value-type="float">
            <text:p>25112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07861" calcext:value-type="float">
            <text:p>2507861</text:p>
          </table:table-cell>
          <table:table-cell table:formula="of:=ROUND(AVERAGE([.F210:.F219]))" office:value-type="float" office:value="2510345" calcext:value-type="float">
            <text:p>251034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5454" calcext:value-type="float">
            <text:p>12554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8272" calcext:value-type="float">
            <text:p>12582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60126" calcext:value-type="float">
            <text:p>12601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9283" calcext:value-type="float">
            <text:p>12592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60996" calcext:value-type="float">
            <text:p>12609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5246" calcext:value-type="float">
            <text:p>125524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7078" calcext:value-type="float">
            <text:p>12570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6074" calcext:value-type="float">
            <text:p>12560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6369" calcext:value-type="float">
            <text:p>12563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63165" calcext:value-type="float">
            <text:p>1263165</text:p>
          </table:table-cell>
          <table:table-cell table:formula="of:=ROUND(AVERAGE([.F221:.F230]))" office:value-type="float" office:value="1258206" calcext:value-type="float">
            <text:p>1258206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80679" calcext:value-type="float">
            <text:p>6806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64093" calcext:value-type="float">
            <text:p>6640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54272" calcext:value-type="float">
            <text:p>6542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65489" calcext:value-type="float">
            <text:p>6654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72460" calcext:value-type="float">
            <text:p>6724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54951" calcext:value-type="float">
            <text:p>65495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38728" calcext:value-type="float">
            <text:p>6387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58411" calcext:value-type="float">
            <text:p>6584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47187" calcext:value-type="float">
            <text:p>6471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55111" calcext:value-type="float">
            <text:p>655111</text:p>
          </table:table-cell>
          <table:table-cell table:formula="of:=ROUND(AVERAGE([.F232:.F241]))" office:value-type="float" office:value="659138" calcext:value-type="float">
            <text:p>659138</text:p>
          </table:table-cell>
          <table:table-cell table:number-columns-repeated="10"/>
        </table:table-row>
        <table:table-row table:style-name="ro1" table:number-rows-repeated="104833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forkjoin" table:style-name="ta1">
        <table:table-column table:style-name="co1" table:number-columns-repeated="5" table:default-cell-style-name="ce5"/>
        <table:table-column table:style-name="co1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float" office:value="514255" calcext:value-type="float">
            <text:p>514255</text:p>
          </table:table-cell>
          <table:table-cell/>
          <table:table-cell table:style-name="ce6"/>
          <table:table-cell table:number-columns-repeated="6"/>
          <table:table-cell office:value-type="string" calcext:value-type="string">
            <text:p>forkjoin chunk light</text:p>
          </table:table-cell>
          <table:table-cell office:value-type="string" calcext:value-type="string">
            <text:p>forkjoin cyclic light</text:p>
          </table:table-cell>
          <table:table-cell office:value-type="string" calcext:value-type="string">
            <text:p>Sequential light</text:p>
          </table:table-cell>
          <table:table-cell office:value-type="string" calcext:value-type="string">
            <text:p>forkjoin chunk heavy</text:p>
          </table:table-cell>
          <table:table-cell office:value-type="string" calcext:value-type="string">
            <text:p>forkjoin cyclic heavy</text:p>
          </table:table-cell>
          <table:table-cell office:value-type="string" calcext:value-type="string">
            <text:p>sequential heavy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float" office:value="519026" calcext:value-type="float">
            <text:p>51902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[.G21]" office:value-type="float" office:value="516565" calcext:value-type="float">
            <text:p>516565</text:p>
          </table:table-cell>
          <table:table-cell table:formula="of:=[.G76]" office:value-type="float" office:value="516594" calcext:value-type="float">
            <text:p>516594</text:p>
          </table:table-cell>
          <table:table-cell table:formula="of:=[.G10]" office:value-type="float" office:value="516338" calcext:value-type="float">
            <text:p>516338</text:p>
          </table:table-cell>
          <table:table-cell table:formula="of:=[.G142]" office:value-type="float" office:value="10027315" calcext:value-type="float">
            <text:p>10027315</text:p>
          </table:table-cell>
          <table:table-cell table:formula="of:=[.G197]" office:value-type="float" office:value="10035424" calcext:value-type="float">
            <text:p>10035424</text:p>
          </table:table-cell>
          <table:table-cell table:formula="of:=[.G131]" office:value-type="float" office:value="10028968" calcext:value-type="float">
            <text:p>10028968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float" office:value="517247" calcext:value-type="float">
            <text:p>517247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[.G32]" office:value-type="float" office:value="258894" calcext:value-type="float">
            <text:p>258894</text:p>
          </table:table-cell>
          <table:table-cell table:formula="of:=[.G87]" office:value-type="float" office:value="260056" calcext:value-type="float">
            <text:p>260056</text:p>
          </table:table-cell>
          <table:table-cell/>
          <table:table-cell table:formula="of:=[.G153]" office:value-type="float" office:value="5017031" calcext:value-type="float">
            <text:p>5017031</text:p>
          </table:table-cell>
          <table:table-cell table:formula="of:=[.G208]" office:value-type="float" office:value="5018548" calcext:value-type="float">
            <text:p>5018548</text:p>
          </table:table-cell>
          <table:table-cell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float" office:value="518363" calcext:value-type="float">
            <text:p>51836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[.G43]" office:value-type="float" office:value="129604" calcext:value-type="float">
            <text:p>129604</text:p>
          </table:table-cell>
          <table:table-cell table:formula="of:=[.G98]" office:value-type="float" office:value="130100" calcext:value-type="float">
            <text:p>130100</text:p>
          </table:table-cell>
          <table:table-cell/>
          <table:table-cell table:formula="of:=[.G164]" office:value-type="float" office:value="2509827" calcext:value-type="float">
            <text:p>2509827</text:p>
          </table:table-cell>
          <table:table-cell table:formula="of:=[.G219]" office:value-type="float" office:value="2511364" calcext:value-type="float">
            <text:p>2511364</text:p>
          </table:table-cell>
          <table:table-cell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float" office:value="514964" calcext:value-type="float">
            <text:p>51496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[.G54]" office:value-type="float" office:value="65606" calcext:value-type="float">
            <text:p>65606</text:p>
          </table:table-cell>
          <table:table-cell table:formula="of:=[.G109]" office:value-type="float" office:value="65677" calcext:value-type="float">
            <text:p>65677</text:p>
          </table:table-cell>
          <table:table-cell/>
          <table:table-cell table:formula="of:=[.G175]" office:value-type="float" office:value="1259557" calcext:value-type="float">
            <text:p>1259557</text:p>
          </table:table-cell>
          <table:table-cell table:formula="of:=[.G230]" office:value-type="float" office:value="1257824" calcext:value-type="float">
            <text:p>1257824</text:p>
          </table:table-cell>
          <table:table-cell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float" office:value="514150" calcext:value-type="float">
            <text:p>514150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formula="of:=[.G65]" office:value-type="float" office:value="46862" calcext:value-type="float">
            <text:p>46862</text:p>
          </table:table-cell>
          <table:table-cell table:formula="of:=[.G120]" office:value-type="float" office:value="52778" calcext:value-type="float">
            <text:p>52778</text:p>
          </table:table-cell>
          <table:table-cell/>
          <table:table-cell table:formula="of:=[.G186]" office:value-type="float" office:value="650309" calcext:value-type="float">
            <text:p>650309</text:p>
          </table:table-cell>
          <table:table-cell table:formula="of:=[.G241]" office:value-type="float" office:value="654057" calcext:value-type="float">
            <text:p>654057</text:p>
          </table:table-cell>
          <table:table-cell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float" office:value="515620" calcext:value-type="float">
            <text:p>5156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float" office:value="515385" calcext:value-type="float">
            <text:p>5153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float" office:value="517437" calcext:value-type="float">
            <text:p>517437</text:p>
          </table:table-cell>
          <table:table-cell table:number-columns-repeated="8"/>
          <table:table-cell office:value-type="string" calcext:value-type="string">
            <text:p>async chunk light</text:p>
          </table:table-cell>
          <table:table-cell office:value-type="string" calcext:value-type="string">
            <text:p>async cyclic light</text:p>
          </table:table-cell>
          <table:table-cell/>
          <table:table-cell office:value-type="string" calcext:value-type="string">
            <text:p>async chunk heavy</text:p>
          </table:table-cell>
          <table:table-cell office:value-type="string" calcext:value-type="string">
            <text:p>async cyclic heavy</text:p>
          </table:table-cell>
          <table:table-cell office:value-type="string" calcext:value-type="string">
            <text:p>sequential heavy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float" office:value="516931" calcext:value-type="float">
            <text:p>516931</text:p>
          </table:table-cell>
          <table:table-cell table:formula="of:=ROUND(AVERAGE([.F1:.F10]))" office:value-type="float" office:value="516338" calcext:value-type="float">
            <text:p>516338</text:p>
          </table:table-cell>
          <table:table-cell/>
          <table:table-cell office:value-type="string" calcext:value-type="string">
            <text:p>sequential</text:p>
          </table:table-cell>
          <table:table-cell office:value-type="string" calcext:value-type="string">
            <text:p>l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5993" calcext:value-type="float">
            <text:p>515993</text:p>
          </table:table-cell>
          <table:table-cell office:value-type="float" office:value="515922" calcext:value-type="float">
            <text:p>515922</text:p>
          </table:table-cell>
          <table:table-cell office:value-type="float" office:value="516824" calcext:value-type="float">
            <text:p>516824</text:p>
          </table:table-cell>
          <table:table-cell office:value-type="float" office:value="10027377" calcext:value-type="float">
            <text:p>10027377</text:p>
          </table:table-cell>
          <table:table-cell office:value-type="float" office:value="10032166" calcext:value-type="float">
            <text:p>10032166</text:p>
          </table:table-cell>
          <table:table-cell office:value-type="float" office:value="10028741" calcext:value-type="float">
            <text:p>10028741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260525" calcext:value-type="float">
            <text:p>260525</text:p>
          </table:table-cell>
          <table:table-cell office:value-type="float" office:value="260319" calcext:value-type="float">
            <text:p>260319</text:p>
          </table:table-cell>
          <table:table-cell/>
          <table:table-cell office:value-type="float" office:value="5017749" calcext:value-type="float">
            <text:p>5017749</text:p>
          </table:table-cell>
          <table:table-cell office:value-type="float" office:value="5016838" calcext:value-type="float">
            <text:p>5016838</text:p>
          </table:table-cell>
          <table:table-cell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7594" calcext:value-type="float">
            <text:p>51759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29883" calcext:value-type="float">
            <text:p>129883</text:p>
          </table:table-cell>
          <table:table-cell office:value-type="float" office:value="130129" calcext:value-type="float">
            <text:p>130129</text:p>
          </table:table-cell>
          <table:table-cell/>
          <table:table-cell office:value-type="float" office:value="2511478" calcext:value-type="float">
            <text:p>2511478</text:p>
          </table:table-cell>
          <table:table-cell office:value-type="float" office:value="2510345" calcext:value-type="float">
            <text:p>2510345</text:p>
          </table:table-cell>
          <table:table-cell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7213" calcext:value-type="float">
            <text:p>51721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67264" calcext:value-type="float">
            <text:p>67264</text:p>
          </table:table-cell>
          <table:table-cell office:value-type="float" office:value="66513" calcext:value-type="float">
            <text:p>66513</text:p>
          </table:table-cell>
          <table:table-cell/>
          <table:table-cell office:value-type="float" office:value="1259605" calcext:value-type="float">
            <text:p>1259605</text:p>
          </table:table-cell>
          <table:table-cell office:value-type="float" office:value="1258206" calcext:value-type="float">
            <text:p>1258206</text:p>
          </table:table-cell>
          <table:table-cell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5629" calcext:value-type="float">
            <text:p>51562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47991" calcext:value-type="float">
            <text:p>47991</text:p>
          </table:table-cell>
          <table:table-cell office:value-type="float" office:value="48633" calcext:value-type="float">
            <text:p>48633</text:p>
          </table:table-cell>
          <table:table-cell/>
          <table:table-cell office:value-type="float" office:value="658233" calcext:value-type="float">
            <text:p>658233</text:p>
          </table:table-cell>
          <table:table-cell office:value-type="float" office:value="659138" calcext:value-type="float">
            <text:p>659138</text:p>
          </table:table-cell>
          <table:table-cell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4732" calcext:value-type="float">
            <text:p>5147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8255" calcext:value-type="float">
            <text:p>5182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4637" calcext:value-type="float">
            <text:p>5146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7597" calcext:value-type="float">
            <text:p>5175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6250" calcext:value-type="float">
            <text:p>516250</text:p>
          </table:table-cell>
          <table:table-cell table:number-columns-repeated="7"/>
          <table:table-cell office:value-type="string" calcext:value-type="string">
            <text:p>speed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8439" calcext:value-type="float">
            <text:p>51843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[.$Q$2]/[.O2]" office:value-type="float" office:value="0.999560558690581" calcext:value-type="float">
            <text:p>0.999560558690581</text:p>
          </table:table-cell>
          <table:table-cell table:formula="of:=[.$Q$2]/[.P2]" office:value-type="float" office:value="0.999504446431821" calcext:value-type="float">
            <text:p>0.999504446431821</text:p>
          </table:table-cell>
          <table:table-cell office:value-type="float" office:value="1.00016484971301" calcext:value-type="float">
            <text:p>1.00016484971301</text:p>
          </table:table-cell>
          <table:table-cell office:value-type="float" office:value="0.999356678900662" calcext:value-type="float">
            <text:p>0.999356678900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5305" calcext:value-type="float">
            <text:p>515305</text:p>
          </table:table-cell>
          <table:table-cell table:formula="of:=ROUND(AVERAGE([.F12:.F21]))" office:value-type="float" office:value="516565" calcext:value-type="float">
            <text:p>516565</text:p>
          </table:table-cell>
          <table:table-cell/>
          <table:table-cell office:value-type="string" calcext:value-type="string">
            <text:p>forkjoin</text:p>
          </table:table-cell>
          <table:table-cell/>
          <table:table-cell office:value-type="string" calcext:value-type="string">
            <text:p>chun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$2]/[.O3]" office:value-type="float" office:value="1.9943992522036" calcext:value-type="float">
            <text:p>1.9943992522036</text:p>
          </table:table-cell>
          <table:table-cell table:formula="of:=[.$Q$2]/[.P3]" office:value-type="float" office:value="1.98548774110192" calcext:value-type="float">
            <text:p>1.98548774110192</text:p>
          </table:table-cell>
          <table:table-cell office:value-type="float" office:value="1.99898465845637" calcext:value-type="float">
            <text:p>1.99898465845637</text:p>
          </table:table-cell>
          <table:table-cell office:value-type="float" office:value="1.99838040803834" calcext:value-type="float">
            <text:p>1.9983804080383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table:formula="of:=[.$Q$2]/[.O4]" office:value-type="float" office:value="3.98396654424246" calcext:value-type="float">
            <text:p>3.98396654424246</text:p>
          </table:table-cell>
          <table:table-cell table:formula="of:=[.$Q$2]/[.P4]" office:value-type="float" office:value="3.96877786318217" calcext:value-type="float">
            <text:p>3.96877786318217</text:p>
          </table:table-cell>
          <table:table-cell office:value-type="float" office:value="3.9958801941329" calcext:value-type="float">
            <text:p>3.9958801941329</text:p>
          </table:table-cell>
          <table:table-cell office:value-type="float" office:value="3.99343464348458" calcext:value-type="float">
            <text:p>3.99343464348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9902" calcext:value-type="float">
            <text:p>25990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[.$Q$2]/[.O5]" office:value-type="float" office:value="7.87028625430601" calcext:value-type="float">
            <text:p>7.87028625430601</text:p>
          </table:table-cell>
          <table:table-cell table:formula="of:=[.$Q$2]/[.P5]" office:value-type="float" office:value="7.86177809583264" calcext:value-type="float">
            <text:p>7.86177809583264</text:p>
          </table:table-cell>
          <table:table-cell office:value-type="float" office:value="7.96229785551587" calcext:value-type="float">
            <text:p>7.96229785551587</text:p>
          </table:table-cell>
          <table:table-cell office:value-type="float" office:value="7.97326812018216" calcext:value-type="float">
            <text:p>7.97326812018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9737" calcext:value-type="float">
            <text:p>25973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formula="of:=[.$Q$2]/[.O6]" office:value-type="float" office:value="11.0182663992147" calcext:value-type="float">
            <text:p>11.0182663992147</text:p>
          </table:table-cell>
          <table:table-cell table:formula="of:=[.$Q$2]/[.P6]" office:value-type="float" office:value="9.78320512334685" calcext:value-type="float">
            <text:p>9.78320512334685</text:p>
          </table:table-cell>
          <table:table-cell office:value-type="float" office:value="15.4218502281223" calcext:value-type="float">
            <text:p>15.4218502281223</text:p>
          </table:table-cell>
          <table:table-cell office:value-type="float" office:value="15.3334770516943" calcext:value-type="float">
            <text:p>15.3334770516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7374" calcext:value-type="float">
            <text:p>2573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7718" calcext:value-type="float">
            <text:p>25771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[.$Q$2]/[.O10]" office:value-type="float" office:value="1.0006686137215" calcext:value-type="float">
            <text:p>1.0006686137215</text:p>
          </table:table-cell>
          <table:table-cell table:formula="of:=[.$Q$2]/[.P10]" office:value-type="float" office:value="1.00080632343649" calcext:value-type="float">
            <text:p>1.00080632343649</text:p>
          </table:table-cell>
          <table:table-cell office:value-type="float" office:value="1.00015866562113" calcext:value-type="float">
            <text:p>1.00015866562113</text:p>
          </table:table-cell>
          <table:table-cell office:value-type="float" office:value="0.999681225370473" calcext:value-type="float">
            <text:p>0.999681225370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65906" calcext:value-type="float">
            <text:p>26590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[.$Q$2]/[.O11]" office:value-type="float" office:value="1.98191344400729" calcext:value-type="float">
            <text:p>1.98191344400729</text:p>
          </table:table-cell>
          <table:table-cell table:formula="of:=[.$Q$2]/[.P11]" office:value-type="float" office:value="1.98348180501615" calcext:value-type="float">
            <text:p>1.98348180501615</text:p>
          </table:table-cell>
          <table:table-cell office:value-type="float" office:value="1.99869861964" calcext:value-type="float">
            <text:p>1.99869861964</text:p>
          </table:table-cell>
          <table:table-cell office:value-type="float" office:value="1.99906156028957" calcext:value-type="float">
            <text:p>1.99906156028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8744" calcext:value-type="float">
            <text:p>25874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[.$Q$2]/[.O12]" office:value-type="float" office:value="3.97540863700407" calcext:value-type="float">
            <text:p>3.97540863700407</text:p>
          </table:table-cell>
          <table:table-cell table:formula="of:=[.$Q$2]/[.P12]" office:value-type="float" office:value="3.96789339808959" calcext:value-type="float">
            <text:p>3.96789339808959</text:p>
          </table:table-cell>
          <table:table-cell office:value-type="float" office:value="3.99325337510422" calcext:value-type="float">
            <text:p>3.99325337510422</text:p>
          </table:table-cell>
          <table:table-cell office:value-type="float" office:value="3.99505565968024" calcext:value-type="float">
            <text:p>3.99505565968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7302" calcext:value-type="float">
            <text:p>25730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[.$Q$2]/[.O13]" office:value-type="float" office:value="7.6762904376784" calcext:value-type="float">
            <text:p>7.6762904376784</text:p>
          </table:table-cell>
          <table:table-cell table:formula="of:=[.$Q$2]/[.P13]" office:value-type="float" office:value="7.76296363116985" calcext:value-type="float">
            <text:p>7.76296363116985</text:p>
          </table:table-cell>
          <table:table-cell office:value-type="float" office:value="7.96199443476328" calcext:value-type="float">
            <text:p>7.96199443476328</text:p>
          </table:table-cell>
          <table:table-cell office:value-type="float" office:value="7.97084738111247" calcext:value-type="float">
            <text:p>7.97084738111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6425" calcext:value-type="float">
            <text:p>25642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formula="of:=[.$Q$2]/[.O14]" office:value-type="float" office:value="10.7590589902273" calcext:value-type="float">
            <text:p>10.7590589902273</text:p>
          </table:table-cell>
          <table:table-cell table:formula="of:=[.$Q$2]/[.P14]" office:value-type="float" office:value="10.6170295889622" calcext:value-type="float">
            <text:p>10.6170295889622</text:p>
          </table:table-cell>
          <table:table-cell office:value-type="float" office:value="15.2361975166848" calcext:value-type="float">
            <text:p>15.2361975166848</text:p>
          </table:table-cell>
          <table:table-cell office:value-type="float" office:value="15.2152781359897" calcext:value-type="float">
            <text:p>15.2152781359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8443" calcext:value-type="float">
            <text:p>2584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7393" calcext:value-type="float">
            <text:p>257393</text:p>
          </table:table-cell>
          <table:table-cell table:formula="of:=ROUND(AVERAGE([.F23:.F32]))" office:value-type="float" office:value="258894" calcext:value-type="float">
            <text:p>25889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686" calcext:value-type="float">
            <text:p>1296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278" calcext:value-type="float">
            <text:p>1292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630" calcext:value-type="float">
            <text:p>1296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30639" calcext:value-type="float">
            <text:p>1306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647" calcext:value-type="float">
            <text:p>1296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482" calcext:value-type="float">
            <text:p>1294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222" calcext:value-type="float">
            <text:p>1292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572" calcext:value-type="float">
            <text:p>1295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560" calcext:value-type="float">
            <text:p>1295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322" calcext:value-type="float">
            <text:p>129322</text:p>
          </table:table-cell>
          <table:table-cell table:formula="of:=ROUND(AVERAGE([.F34:.F43]))" office:value-type="float" office:value="129604" calcext:value-type="float">
            <text:p>1296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697" calcext:value-type="float">
            <text:p>656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156" calcext:value-type="float">
            <text:p>651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807" calcext:value-type="float">
            <text:p>658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514" calcext:value-type="float">
            <text:p>655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6142" calcext:value-type="float">
            <text:p>661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796" calcext:value-type="float">
            <text:p>657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6115" calcext:value-type="float">
            <text:p>66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142" calcext:value-type="float">
            <text:p>651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680" calcext:value-type="float">
            <text:p>656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009" calcext:value-type="float">
            <text:p>65009</text:p>
          </table:table-cell>
          <table:table-cell table:formula="of:=ROUND(AVERAGE([.F45:.F54]))" office:value-type="float" office:value="65606" calcext:value-type="float">
            <text:p>6560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39393" calcext:value-type="float">
            <text:p>393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51539" calcext:value-type="float">
            <text:p>515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45872" calcext:value-type="float">
            <text:p>458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35768" calcext:value-type="float">
            <text:p>357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49148" calcext:value-type="float">
            <text:p>491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45027" calcext:value-type="float">
            <text:p>450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45479" calcext:value-type="float">
            <text:p>454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52976" calcext:value-type="float">
            <text:p>529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50503" calcext:value-type="float">
            <text:p>505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52915" calcext:value-type="float">
            <text:p>52915</text:p>
          </table:table-cell>
          <table:table-cell table:formula="of:=ROUND(AVERAGE([.F56:.F65]))" office:value-type="float" office:value="46862" calcext:value-type="float">
            <text:p>46862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2943" calcext:value-type="float">
            <text:p>5129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9083" calcext:value-type="float">
            <text:p>5190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4779" calcext:value-type="float">
            <text:p>5147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5409" calcext:value-type="float">
            <text:p>5154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5742" calcext:value-type="float">
            <text:p>5157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22643" calcext:value-type="float">
            <text:p>5226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3250" calcext:value-type="float">
            <text:p>5132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21600" calcext:value-type="float">
            <text:p>5216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7116" calcext:value-type="float">
            <text:p>5171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513374" calcext:value-type="float">
            <text:p>513374</text:p>
          </table:table-cell>
          <table:table-cell table:formula="of:=ROUND(AVERAGE([.F67:.F76]))" office:value-type="float" office:value="516594" calcext:value-type="float">
            <text:p>516594</text:p>
          </table:table-cell>
          <table:table-cell table:number-columns-repeated="3"/>
          <table:table-cell office:value-type="string" calcext:value-type="string">
            <text:p>cyclic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9632" calcext:value-type="float">
            <text:p>2596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7977" calcext:value-type="float">
            <text:p>2579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62210" calcext:value-type="float">
            <text:p>2622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8898" calcext:value-type="float">
            <text:p>2588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8930" calcext:value-type="float">
            <text:p>2589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9295" calcext:value-type="float">
            <text:p>2592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9020" calcext:value-type="float">
            <text:p>259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57697" calcext:value-type="float">
            <text:p>2576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63559" calcext:value-type="float">
            <text:p>2635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float" office:value="263344" calcext:value-type="float">
            <text:p>263344</text:p>
          </table:table-cell>
          <table:table-cell table:formula="of:=ROUND(AVERAGE([.F78:.F87]))" office:value-type="float" office:value="260056" calcext:value-type="float">
            <text:p>26005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194" calcext:value-type="float">
            <text:p>1291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30864" calcext:value-type="float">
            <text:p>130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30853" calcext:value-type="float">
            <text:p>1308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314" calcext:value-type="float">
            <text:p>1293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526" calcext:value-type="float">
            <text:p>1295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343" calcext:value-type="float">
            <text:p>1293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33470" calcext:value-type="float">
            <text:p>13347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277" calcext:value-type="float">
            <text:p>1292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711" calcext:value-type="float">
            <text:p>1297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4" calcext:value-type="float">
            <text:p>4</text:p>
          </table:table-cell>
          <table:table-cell office:value-type="float" office:value="129446" calcext:value-type="float">
            <text:p>129446</text:p>
          </table:table-cell>
          <table:table-cell table:formula="of:=ROUND(AVERAGE([.F89:.F98]))" office:value-type="float" office:value="130100" calcext:value-type="float">
            <text:p>1301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138" calcext:value-type="float">
            <text:p>651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440" calcext:value-type="float">
            <text:p>654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4961" calcext:value-type="float">
            <text:p>649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140" calcext:value-type="float">
            <text:p>651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6280" calcext:value-type="float">
            <text:p>662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402" calcext:value-type="float">
            <text:p>654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142" calcext:value-type="float">
            <text:p>651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563" calcext:value-type="float">
            <text:p>655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5329" calcext:value-type="float">
            <text:p>653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68373" calcext:value-type="float">
            <text:p>68373</text:p>
          </table:table-cell>
          <table:table-cell table:formula="of:=ROUND(AVERAGE([.F100:.F109]))" office:value-type="float" office:value="65677" calcext:value-type="float">
            <text:p>6567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39037" calcext:value-type="float">
            <text:p>390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56936" calcext:value-type="float">
            <text:p>569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49998" calcext:value-type="float">
            <text:p>499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59070" calcext:value-type="float">
            <text:p>5907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56802" calcext:value-type="float">
            <text:p>568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53179" calcext:value-type="float">
            <text:p>53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56706" calcext:value-type="float">
            <text:p>567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49789" calcext:value-type="float">
            <text:p>497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56719" calcext:value-type="float">
            <text:p>567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light</text:p>
          </table:table-cell>
          <table:table-cell office:value-type="float" office:value="16" calcext:value-type="float">
            <text:p>16</text:p>
          </table:table-cell>
          <table:table-cell office:value-type="float" office:value="49547" calcext:value-type="float">
            <text:p>49547</text:p>
          </table:table-cell>
          <table:table-cell table:formula="of:=ROUND(AVERAGE([.F111:.F120]))" office:value-type="float" office:value="52778" calcext:value-type="float">
            <text:p>52778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heavy</text:p>
          </table:table-cell>
          <table:table-cell table:number-columns-repeated="2"/>
          <table:table-cell table:style-name="Default"/>
          <table:table-cell table:style-name="ce5" office:value-type="float" office:value="10025830" calcext:value-type="float">
            <text:p>100258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heavy</text:p>
          </table:table-cell>
          <table:table-cell table:number-columns-repeated="2"/>
          <table:table-cell table:style-name="Default"/>
          <table:table-cell table:style-name="ce5" office:value-type="float" office:value="10025287" calcext:value-type="float">
            <text:p>100252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heavy</text:p>
          </table:table-cell>
          <table:table-cell table:number-columns-repeated="2"/>
          <table:table-cell table:style-name="Default"/>
          <table:table-cell table:style-name="ce5" office:value-type="float" office:value="10025283" calcext:value-type="float">
            <text:p>100252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heavy</text:p>
          </table:table-cell>
          <table:table-cell table:number-columns-repeated="2"/>
          <table:table-cell table:style-name="Default"/>
          <table:table-cell table:style-name="ce5" office:value-type="float" office:value="10031610" calcext:value-type="float">
            <text:p>100316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heavy</text:p>
          </table:table-cell>
          <table:table-cell table:number-columns-repeated="2"/>
          <table:table-cell table:style-name="Default"/>
          <table:table-cell table:style-name="ce5" office:value-type="float" office:value="10030604" calcext:value-type="float">
            <text:p>100306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heavy</text:p>
          </table:table-cell>
          <table:table-cell table:number-columns-repeated="2"/>
          <table:table-cell table:style-name="Default"/>
          <table:table-cell table:style-name="ce5" office:value-type="float" office:value="10034777" calcext:value-type="float">
            <text:p>100347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heavy</text:p>
          </table:table-cell>
          <table:table-cell table:number-columns-repeated="2"/>
          <table:table-cell table:style-name="Default"/>
          <table:table-cell table:style-name="ce5" office:value-type="float" office:value="10029516" calcext:value-type="float">
            <text:p>100295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heavy</text:p>
          </table:table-cell>
          <table:table-cell table:number-columns-repeated="2"/>
          <table:table-cell table:style-name="Default"/>
          <table:table-cell table:style-name="ce5" office:value-type="float" office:value="10030180" calcext:value-type="float">
            <text:p>100301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heavy</text:p>
          </table:table-cell>
          <table:table-cell table:number-columns-repeated="2"/>
          <table:table-cell table:style-name="Default"/>
          <table:table-cell table:style-name="ce5" office:value-type="float" office:value="10025578" calcext:value-type="float">
            <text:p>100255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heavy</text:p>
          </table:table-cell>
          <table:table-cell table:number-columns-repeated="2"/>
          <table:table-cell table:style-name="Default"/>
          <table:table-cell table:style-name="ce5" office:value-type="float" office:value="10031019" calcext:value-type="float">
            <text:p>10031019</text:p>
          </table:table-cell>
          <table:table-cell table:formula="of:=ROUND(AVERAGE([.F122:.F131]))" office:value-type="float" office:value="10028968" calcext:value-type="float">
            <text:p>10028968</text:p>
          </table:table-cell>
          <table:table-cell/>
          <table:table-cell office:value-type="string" calcext:value-type="string">
            <text:p>sequential</text:p>
          </table:table-cell>
          <table:table-cell office:value-type="string" calcext:value-type="string">
            <text:p>heavy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31385" calcext:value-type="float">
            <text:p>100313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24028" calcext:value-type="float">
            <text:p>100240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26940" calcext:value-type="float">
            <text:p>100269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37170" calcext:value-type="float">
            <text:p>1003717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20301" calcext:value-type="float">
            <text:p>100203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23605" calcext:value-type="float">
            <text:p>100236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33784" calcext:value-type="float">
            <text:p>100337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23647" calcext:value-type="float">
            <text:p>100236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31140" calcext:value-type="float">
            <text:p>100311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21153" calcext:value-type="float">
            <text:p>10021153</text:p>
          </table:table-cell>
          <table:table-cell table:formula="of:=ROUND(AVERAGE([.F133:.F142]))" office:value-type="float" office:value="10027315" calcext:value-type="float">
            <text:p>10027315</text:p>
          </table:table-cell>
          <table:table-cell/>
          <table:table-cell office:value-type="string" calcext:value-type="string">
            <text:p>parallel</text:p>
          </table:table-cell>
          <table:table-cell/>
          <table:table-cell office:value-type="string" calcext:value-type="string">
            <text:p>chunk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23491" calcext:value-type="float">
            <text:p>50234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6538" calcext:value-type="float">
            <text:p>50165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7702" calcext:value-type="float">
            <text:p>50177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5623" calcext:value-type="float">
            <text:p>50156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7832" calcext:value-type="float">
            <text:p>50178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3525" calcext:value-type="float">
            <text:p>50135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6788" calcext:value-type="float">
            <text:p>50167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7505" calcext:value-type="float">
            <text:p>50175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7779" calcext:value-type="float">
            <text:p>50177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3524" calcext:value-type="float">
            <text:p>5013524</text:p>
          </table:table-cell>
          <table:table-cell table:formula="of:=ROUND(AVERAGE([.F144:.F153]))" office:value-type="float" office:value="5017031" calcext:value-type="float">
            <text:p>501703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12413" calcext:value-type="float">
            <text:p>25124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06461" calcext:value-type="float">
            <text:p>25064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07012" calcext:value-type="float">
            <text:p>2507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11985" calcext:value-type="float">
            <text:p>25119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15711" calcext:value-type="float">
            <text:p>25157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07920" calcext:value-type="float">
            <text:p>25079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06698" calcext:value-type="float">
            <text:p>25066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06975" calcext:value-type="float">
            <text:p>25069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10110" calcext:value-type="float">
            <text:p>2510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12989" calcext:value-type="float">
            <text:p>2512989</text:p>
          </table:table-cell>
          <table:table-cell table:formula="of:=ROUND(AVERAGE([.F155:.F164]))" office:value-type="float" office:value="2509827" calcext:value-type="float">
            <text:p>250982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4662" calcext:value-type="float">
            <text:p>12546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4741" calcext:value-type="float">
            <text:p>12547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5483" calcext:value-type="float">
            <text:p>12554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73856" calcext:value-type="float">
            <text:p>12738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67211" calcext:value-type="float">
            <text:p>12672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67463" calcext:value-type="float">
            <text:p>12674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4578" calcext:value-type="float">
            <text:p>12545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4256" calcext:value-type="float">
            <text:p>12542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5928" calcext:value-type="float">
            <text:p>12559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7393" calcext:value-type="float">
            <text:p>1257393</text:p>
          </table:table-cell>
          <table:table-cell table:formula="of:=ROUND(AVERAGE([.F166:.F175]))" office:value-type="float" office:value="1259557" calcext:value-type="float">
            <text:p>125955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51196" calcext:value-type="float">
            <text:p>6511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47472" calcext:value-type="float">
            <text:p>6474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58436" calcext:value-type="float">
            <text:p>6584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53818" calcext:value-type="float">
            <text:p>6538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40710" calcext:value-type="float">
            <text:p>6407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53489" calcext:value-type="float">
            <text:p>6534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41301" calcext:value-type="float">
            <text:p>6413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57896" calcext:value-type="float">
            <text:p>6578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47133" calcext:value-type="float">
            <text:p>6471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51634" calcext:value-type="float">
            <text:p>651634</text:p>
          </table:table-cell>
          <table:table-cell table:formula="of:=ROUND(AVERAGE([.F177:.F186]))" office:value-type="float" office:value="650309" calcext:value-type="float">
            <text:p>650309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34167" calcext:value-type="float">
            <text:p>100341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45441" calcext:value-type="float">
            <text:p>100454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26941" calcext:value-type="float">
            <text:p>100269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32073" calcext:value-type="float">
            <text:p>100320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39641" calcext:value-type="float">
            <text:p>100396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27359" calcext:value-type="float">
            <text:p>100273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45125" calcext:value-type="float">
            <text:p>100451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47187" calcext:value-type="float">
            <text:p>100471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22247" calcext:value-type="float">
            <text:p>100222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office:value-type="float" office:value="10034055" calcext:value-type="float">
            <text:p>10034055</text:p>
          </table:table-cell>
          <table:table-cell table:formula="of:=ROUND(AVERAGE([.F188:.F197]))" office:value-type="float" office:value="10035424" calcext:value-type="float">
            <text:p>10035424</text:p>
          </table:table-cell>
          <table:table-cell table:number-columns-repeated="3"/>
          <table:table-cell office:value-type="string" calcext:value-type="string">
            <text:p>cyclic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4507" calcext:value-type="float">
            <text:p>50145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23458" calcext:value-type="float">
            <text:p>5023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5739" calcext:value-type="float">
            <text:p>50157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24170" calcext:value-type="float">
            <text:p>502417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20899" calcext:value-type="float">
            <text:p>50208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8689" calcext:value-type="float">
            <text:p>50186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4438" calcext:value-type="float">
            <text:p>50144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20126" calcext:value-type="float">
            <text:p>50201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9273" calcext:value-type="float">
            <text:p>50192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2" calcext:value-type="float">
            <text:p>2</text:p>
          </table:table-cell>
          <table:table-cell office:value-type="float" office:value="5014184" calcext:value-type="float">
            <text:p>5014184</text:p>
          </table:table-cell>
          <table:table-cell table:formula="of:=ROUND(AVERAGE([.F199:.F208]))" office:value-type="float" office:value="5018548" calcext:value-type="float">
            <text:p>501854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10572" calcext:value-type="float">
            <text:p>25105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07609" calcext:value-type="float">
            <text:p>25076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16911" calcext:value-type="float">
            <text:p>25169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08438" calcext:value-type="float">
            <text:p>25084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06120" calcext:value-type="float">
            <text:p>2506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08941" calcext:value-type="float">
            <text:p>25089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16807" calcext:value-type="float">
            <text:p>25168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08780" calcext:value-type="float">
            <text:p>25087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10994" calcext:value-type="float">
            <text:p>25109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4" calcext:value-type="float">
            <text:p>4</text:p>
          </table:table-cell>
          <table:table-cell office:value-type="float" office:value="2518464" calcext:value-type="float">
            <text:p>2518464</text:p>
          </table:table-cell>
          <table:table-cell table:formula="of:=ROUND(AVERAGE([.F210:.F219]))" office:value-type="float" office:value="2511364" calcext:value-type="float">
            <text:p>251136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9779" calcext:value-type="float">
            <text:p>12597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60499" calcext:value-type="float">
            <text:p>12604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9374" calcext:value-type="float">
            <text:p>12593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4599" calcext:value-type="float">
            <text:p>12545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8525" calcext:value-type="float">
            <text:p>12585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9151" calcext:value-type="float">
            <text:p>12591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4611" calcext:value-type="float">
            <text:p>12546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4894" calcext:value-type="float">
            <text:p>12548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60169" calcext:value-type="float">
            <text:p>12601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8" calcext:value-type="float">
            <text:p>8</text:p>
          </table:table-cell>
          <table:table-cell office:value-type="float" office:value="1256642" calcext:value-type="float">
            <text:p>1256642</text:p>
          </table:table-cell>
          <table:table-cell table:formula="of:=ROUND(AVERAGE([.F221:.F230]))" office:value-type="float" office:value="1257824" calcext:value-type="float">
            <text:p>125782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60849" calcext:value-type="float">
            <text:p>6608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47052" calcext:value-type="float">
            <text:p>6470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56154" calcext:value-type="float">
            <text:p>6561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46862" calcext:value-type="float">
            <text:p>6468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45926" calcext:value-type="float">
            <text:p>6459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49552" calcext:value-type="float">
            <text:p>6495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71129" calcext:value-type="float">
            <text:p>6711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56421" calcext:value-type="float">
            <text:p>6564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49434" calcext:value-type="float">
            <text:p>6494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forkjoin</text:p>
          </table:table-cell>
          <table:table-cell office:value-type="string" calcext:value-type="string">
            <text:p>cyclic</text:p>
          </table:table-cell>
          <table:table-cell office:value-type="string" calcext:value-type="string">
            <text:p>heavy</text:p>
          </table:table-cell>
          <table:table-cell office:value-type="float" office:value="16" calcext:value-type="float">
            <text:p>16</text:p>
          </table:table-cell>
          <table:table-cell office:value-type="float" office:value="657186" calcext:value-type="float">
            <text:p>657186</text:p>
          </table:table-cell>
          <table:table-cell table:formula="of:=ROUND(AVERAGE([.F232:.F241]))" office:value-type="float" office:value="654057" calcext:value-type="float">
            <text:p>65405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104833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3:34:20.2995437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10:03:51.036753006</meta:creation-date>
    <dc:date>2022-03-21T14:22:23.336084812</dc:date>
    <meta:editing-duration>PT41M42S</meta:editing-duration>
    <meta:editing-cycles>4</meta:editing-cycles>
    <meta:generator>LibreOffice/7.3.1.3$Linux_X86_64 LibreOffice_project/eead5aec017556e2cdbf9dfff06537ec58969b73</meta:generator>
    <meta:document-statistic meta:table-count="2" meta:cell-count="2769" meta:object-count="0"/>
  </office:meta>
</office:document-meta>
</file>